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Cloud for .NET 20.11.0 -->
  <office:font-face-decls>
    <style:font-face style:name="Courier New" svg:font-family="Courier New"/>
    <style:font-face style:name="Times New Roman" svg:font-family="Times New Roman"/>
  </office:font-face-decls>
  <office:automatic-styles>
    <style:style style:name="P1" style:family="paragraph" style:parent-style-name="Heading_20_1" style:master-page-name="Standard">
      <style:paragraph-properties fo:margin-top="0cm" fo:margin-bottom="0.527cm"/>
    </style:style>
    <style:style style:name="T1_1" style:family="text">
      <style:text-properties fo:font-style="normal" style:font-style-asian="normal" style:font-name="Times New Roman" fo:font-size="18pt" style:font-name-asian="Times New Roman" style:font-size-asian="18pt" style:font-name-complex="Times New Roman" style:font-size-complex="18pt" fo:language="none" fo:language-asian="none" fo:language-complex="none"/>
    </style:style>
    <style:style style:name="Table1" style:family="table">
      <style:table-properties table:align="left" style:width="16.404cm" style:rel-width="100%" fo:margin-left="0.026cm" style:writing-mode="lr-tb"/>
    </style:style>
    <style:style style:name="Column1" style:family="table-column">
      <style:table-column-properties style:column-width="5.413cm"/>
    </style:style>
    <style:style style:name="Column2" style:family="table-column">
      <style:table-column-properties style:column-width="10.991cm"/>
    </style:style>
    <style:style style:name="Row1" style:family="table-row"/>
    <style:style style:name="Cell1" style:family="table-cell">
      <style:table-cell-properties style:vertical-align="middle" fo:padding-top="0.026cm" fo:padding-bottom="0.026cm" fo:padding-left="0.026cm" fo:padding-right="0.026cm" fo:wrap-option="wrap"/>
    </style:style>
    <style:style style:name="P2" style:family="paragraph" style:parent-style-name="Normal"/>
    <style:style style:name="T2_1" style:family="text">
      <style:text-properties fo:language="none" fo:language-asian="none" fo:language-complex="none" fo:font-weight="bold" style:font-weight-asian="bold" style:font-weight-complex="bold"/>
    </style:style>
    <style:style style:name="Cell2" style:family="table-cell">
      <style:table-cell-properties style:vertical-align="middle" fo:padding-top="0.026cm" fo:padding-bottom="0.026cm" fo:padding-left="0.026cm" fo:padding-right="0.026cm" fo:wrap-option="wrap"/>
    </style:style>
    <style:style style:name="P3" style:family="paragraph" style:parent-style-name="Normal"/>
    <style:style style:name="T3_1" style:family="text"/>
    <style:style style:name="Row2" style:family="table-row"/>
    <style:style style:name="Cell3" style:family="table-cell">
      <style:table-cell-properties style:vertical-align="middle" fo:padding-top="0.026cm" fo:padding-bottom="0.026cm" fo:padding-left="0.026cm" fo:padding-right="0.026cm" fo:wrap-option="wrap"/>
    </style:style>
    <style:style style:name="P4" style:family="paragraph" style:parent-style-name="Normal"/>
    <style:style style:name="T4_1" style:family="text">
      <style:text-properties fo:language="none" fo:language-asian="none" fo:language-complex="none" fo:font-weight="bold" style:font-weight-asian="bold" style:font-weight-complex="bold"/>
    </style:style>
    <style:style style:name="Cell4" style:family="table-cell">
      <style:table-cell-properties style:vertical-align="middle" fo:padding-top="0.026cm" fo:padding-bottom="0.026cm" fo:padding-left="0.026cm" fo:padding-right="0.026cm" fo:wrap-option="wrap"/>
    </style:style>
    <style:style style:name="P5" style:family="paragraph" style:parent-style-name="Normal"/>
    <style:style style:name="T5_1" style:family="text"/>
    <style:style style:name="P6" style:family="paragraph" style:parent-style-name="Heading_20_2">
      <style:paragraph-properties fo:margin-top="0.527cm" fo:margin-bottom="0.527cm"/>
    </style:style>
    <style:style style:name="T6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7" style:family="paragraph" style:parent-style-name="Normal"/>
    <style:style style:name="T7_1" style:family="text"/>
    <style:style style:name="T7_2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7_3" style:family="text"/>
    <style:style style:name="P8" style:family="paragraph" style:parent-style-name="Heading_20_2">
      <style:paragraph-properties fo:margin-top="0.527cm" fo:margin-bottom="0.527cm"/>
    </style:style>
    <style:style style:name="T8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9" style:family="paragraph" style:parent-style-name="Heading_20_3">
      <style:paragraph-properties fo:margin-top="0.496cm" fo:margin-bottom="0.496cm"/>
    </style:style>
    <style:style style:name="T9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0" style:family="paragraph" style:parent-style-name="Normal"/>
    <style:style style:name="T10_1" style:family="text"/>
    <style:style style:name="T10_2" style:family="text">
      <style:text-properties fo:font-style="italic" style:font-style-asian="italic" style:font-style-complex="italic" fo:language="none" fo:language-asian="none" fo:language-complex="none"/>
    </style:style>
    <style:style style:name="T10_3" style:family="text"/>
    <style:style style:name="T10_4" style:family="text">
      <style:text-properties fo:font-style="italic" style:font-style-asian="italic" style:font-style-complex="italic" fo:language="none" fo:language-asian="none" fo:language-complex="none"/>
    </style:style>
    <style:style style:name="T10_5" style:family="text"/>
    <style:style style:name="P11" style:family="paragraph" style:parent-style-name="Heading_20_3">
      <style:paragraph-properties fo:margin-top="0.496cm" fo:margin-bottom="0.496cm"/>
    </style:style>
    <style:style style:name="T11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2" style:family="paragraph" style:parent-style-name="Normal"/>
    <style:style style:name="T12_1" style:family="text"/>
    <style:style style:name="T12_2" style:family="text">
      <style:text-properties fo:font-style="italic" style:font-style-asian="italic" style:font-style-complex="italic" fo:language="none" fo:language-asian="none" fo:language-complex="none"/>
    </style:style>
    <style:style style:name="T12_3" style:family="text"/>
    <style:style style:name="T12_4" style:family="text">
      <style:text-properties fo:font-style="italic" style:font-style-asian="italic" style:font-style-complex="italic" fo:language="none" fo:language-asian="none" fo:language-complex="none"/>
    </style:style>
    <style:style style:name="T12_5" style:family="text"/>
    <style:style style:name="T12_6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12_7" style:family="text"/>
    <style:style style:name="P13" style:family="paragraph" style:parent-style-name="Heading_20_3">
      <style:paragraph-properties fo:margin-top="0.496cm" fo:margin-bottom="0.496cm"/>
    </style:style>
    <style:style style:name="T13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4" style:family="paragraph" style:parent-style-name="Normal"/>
    <style:style style:name="T14_1" style:family="text"/>
    <style:style style:name="T14_2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14_3" style:family="text"/>
    <style:style style:name="T14_4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14_5" style:family="text"/>
    <style:style style:name="T14_6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14_7" style:family="text"/>
    <style:style style:name="T14_8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14_9" style:family="text"/>
    <style:style style:name="T14_10" style:family="text">
      <style:text-properties fo:font-style="italic" style:font-style-asian="italic" style:font-style-complex="italic" fo:language="none" fo:language-asian="none" fo:language-complex="none"/>
    </style:style>
    <style:style style:name="T14_11" style:family="text"/>
    <style:style style:name="P15" style:family="paragraph" style:parent-style-name="Heading_20_2">
      <style:paragraph-properties fo:margin-top="0.527cm" fo:margin-bottom="0.527cm"/>
    </style:style>
    <style:style style:name="T15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16" style:family="paragraph" style:parent-style-name="Heading_20_3">
      <style:paragraph-properties fo:margin-top="0.496cm" fo:margin-bottom="0.496cm"/>
    </style:style>
    <style:style style:name="T16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7" style:family="paragraph" style:parent-style-name="Normal"/>
    <style:style style:name="T17_1" style:family="text"/>
    <style:style style:name="T17_2" style:family="text">
      <style:text-properties fo:font-style="italic" style:font-style-asian="italic" style:font-style-complex="italic" fo:language="none" fo:language-asian="none" fo:language-complex="none"/>
    </style:style>
    <style:style style:name="T17_3" style:family="text"/>
    <style:style style:name="T17_4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17_5" style:family="text"/>
    <style:style style:name="T17_6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17_7" style:family="text"/>
    <style:style style:name="T17_8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17_9" style:family="text"/>
    <style:style style:name="T17_10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17_11" style:family="text"/>
    <style:style style:name="P18" style:family="paragraph" style:parent-style-name="Heading_20_3">
      <style:paragraph-properties fo:margin-top="0.496cm" fo:margin-bottom="0.496cm"/>
    </style:style>
    <style:style style:name="T18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9" style:family="paragraph" style:parent-style-name="Normal"/>
    <style:style style:name="T19_1" style:family="text"/>
    <style:style style:name="T19_2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19_3" style:family="text"/>
    <style:style style:name="T19_4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19_5" style:family="text"/>
    <style:style style:name="T19_6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19_7" style:family="text"/>
    <style:style style:name="T19_8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19_9" style:family="text"/>
    <style:style style:name="T19_10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19_11" style:family="text"/>
    <style:style style:name="T19_12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19_13" style:family="text"/>
    <style:style style:name="T19_14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19_15" style:family="text"/>
    <style:style style:name="T19_16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19_17" style:family="text"/>
    <style:style style:name="T19_18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19_19" style:family="text"/>
    <style:style style:name="P20" style:family="paragraph" style:parent-style-name="Heading_20_2">
      <style:paragraph-properties fo:margin-top="0.527cm" fo:margin-bottom="0.527cm"/>
    </style:style>
    <style:style style:name="T20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21" style:family="paragraph" style:parent-style-name="Normal"/>
    <style:style style:name="T21_1" style:family="text"/>
  </office:automatic-styles>
  <office:body>
    <office:text>
      <text:h text:style-name="P1" text:outline-level="1"><text:span text:style-name="T1_1">Starting<text:s/>to<text:s/>Secure<text:s/>MySQL<text:s/>(Part<text:s/>2<text:s/>-<text:s/>Principle<text:s/>of<text:s/>Least<text:s/>Privilege)</text:span></text:h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"><text:span text:style-name="T2_1">Author</text:span></text:p>
          </table:table-cell>
          <table:table-cell table:style-name="Cell2">
            <text:p text:style-name="P3"><text:span text:style-name="T3_1">josh</text:span></text:p>
          </table:table-cell>
        </table:table-row>
        <table:table-row table:style-name="Row2">
          <table:table-cell table:style-name="Cell3">
            <text:p text:style-name="P4"><text:span text:style-name="T4_1">Date</text:span></text:p>
          </table:table-cell>
          <table:table-cell table:style-name="Cell4">
            <text:p text:style-name="P5"><text:span text:style-name="T5_1">2017-09-22<text:s/>19:00:29</text:span></text:p>
          </table:table-cell>
        </table:table-row>
      </table:table>
      <text:h text:style-name="P6" text:outline-level="2"><text:span text:style-name="T6_1">Overview</text:span></text:h>
      <text:p text:style-name="P7"><text:span text:style-name="T7_1">In<text:s/>the<text:s/>last<text:s/>article,<text:s/>we<text:s/>discussed<text:s/>a<text:s/>solid<text:s/>starting<text:s/>point<text:s/>for<text:s/>securing<text:s/>MySQL<text:s/>installations<text:s/>using<text:s/></text:span><text:span text:style-name="T7_2">mysql_secure_installation</text:span><text:span text:style-name="T7_3">.<text:s/>Running<text:s/>this<text:s/>script<text:s/>is<text:s/>great<text:s/>way<text:s/>to<text:s/>eliminate<text:s/>some<text:s/>default<text:s/>security<text:s/>flaws<text:s/>with<text:s/>MySQL,<text:s/>but<text:s/>it<text:s/>is<text:s/>just<text:s/>a<text:s/>starting<text:s/>point.<text:s/>In<text:s/>MySQL,<text:s/>multiple<text:s/>database<text:s/>users<text:s/>can<text:s/>be<text:s/>created<text:s/>for<text:s/>different<text:s/>hosts<text:s/>and<text:s/>privileges<text:s/>can<text:s/>be<text:s/>set<text:s/>for<text:s/>different<text:s/>databases.<text:s/>In<text:s/>order<text:s/>to<text:s/>further<text:s/>secure<text:s/>each<text:s/>database<text:s/>created<text:s/>for<text:s/>a<text:s/>particular<text:s/>application,<text:s/>it<text:s/>is<text:s/>important<text:s/>to<text:s/>look<text:s/>at<text:s/>how<text:s/>users<text:s/>are<text:s/>created<text:s/>and<text:s/>what<text:s/>privileges<text:s/>are<text:s/>granted<text:s/>on<text:s/>that<text:s/>database.<text:s/></text:span></text:p>
      <text:h text:style-name="P8" text:outline-level="2"><text:span text:style-name="T8_1">Creating<text:s/>users<text:s/>for<text:s/>the<text:s/>database</text:span></text:h>
      <text:h text:style-name="P9" text:outline-level="3"><text:span text:style-name="T9_1">Why<text:s/>isolated<text:s/>users<text:s/>improve<text:s/>security</text:span></text:h>
      <text:p text:style-name="P10"><text:span text:style-name="T10_1">Say<text:s/>you're<text:s/>creating<text:s/>a<text:s/>web<text:s/>application<text:s/>and<text:s/>need<text:s/>to<text:s/>supply<text:s/>a<text:s/>database<text:s/>user<text:s/>and<text:s/>password<text:s/>in<text:s/>your<text:s/>backend<text:s/>code<text:s/>so<text:s/>you<text:s/>can<text:s/>connect<text:s/>to<text:s/>the<text:s/>database<text:s/>and<text:s/>select<text:s/>some<text:s/>records<text:s/>to<text:s/>display.<text:s/>It<text:s/>might<text:s/>be<text:s/>tempting<text:s/>to<text:s/>just<text:s/>plug<text:s/>in<text:s/>the<text:s/>root<text:s/>user.<text:s/>After<text:s/>all,<text:s/>root<text:s/>has<text:s/>all<text:s/>the<text:s/>privileges<text:s/>you<text:s/>need<text:s/>and<text:s/>it's<text:s/>already<text:s/>built<text:s/>in,<text:s/>so<text:s/>it<text:s/>should<text:s/>just<text:s/>work.<text:s/>But<text:s/>what<text:s/>happens<text:s/>if<text:s/>say,<text:s/>PHP<text:s/>isn't<text:s/>properly<text:s/>configured<text:s/>and<text:s/>a<text:s/>user<text:s/>requests<text:s/>your<text:s/>webpage<text:s/>from<text:s/>the<text:s/>server?<text:s/>Now<text:s/>they<text:s/>have<text:s/>the<text:s/>root<text:s/>username<text:s/>and<text:s/>password<text:s/>since<text:s/>the<text:s/>source<text:s/>code<text:s/>was<text:s/>returned<text:s/>to<text:s/>them<text:s/>instead<text:s/>of<text:s/>executed!<text:s/>A<text:s/>malicious<text:s/>attacker<text:s/>could<text:s/>gain<text:s/>access<text:s/>to<text:s/>your<text:s/>server<text:s/>through<text:s/>another<text:s/>vulnerability<text:s/>and<text:s/>wreak<text:s/>havoc<text:s/>on<text:s/>your<text:s/>databases.<text:s/>This<text:s/>is<text:s/>the<text:s/>first<text:s/>part<text:s/>of<text:s/>using<text:s/>the<text:s/>"Principle<text:s/>of<text:s/>Least<text:s/>Privilege"<text:s/>to<text:s/>secure<text:s/>your<text:s/>database.<text:s/>It's<text:s/>a<text:s/>really<text:s/>good<text:s/>idea<text:s/>to<text:s/>have<text:s/>a<text:s/>user<text:s/>account<text:s/>(or<text:s/>multiple<text:s/>user<text:s/>accounts)<text:s/>with<text:s/>access<text:s/>to<text:s/>only<text:s/></text:span><text:span text:style-name="T10_2">one</text:span><text:span text:style-name="T10_3"><text:s/>database.<text:s/>Don't<text:s/>configure<text:s/>this<text:s/>user<text:s/>to<text:s/>have<text:s/>privileges<text:s/>on<text:s/>any<text:s/>other<text:s/>database.<text:s/>In<text:s/>the<text:s/>event<text:s/>that<text:s/>user's<text:s/>credentials<text:s/>are<text:s/>compromised,<text:s/>the<text:s/>damage<text:s/>can<text:s/>at<text:s/>least<text:s/>be<text:s/></text:span><text:span text:style-name="T10_4">isolated</text:span><text:span text:style-name="T10_5"><text:s/>to<text:s/>only<text:s/>one<text:s/>database.<text:s/></text:span></text:p>
      <text:h text:style-name="P11" text:outline-level="3"><text:span text:style-name="T11_1">What<text:s/>about<text:s/>hosts?</text:span></text:h>
      <text:p text:style-name="P12"><text:span text:style-name="T12_1">Another<text:s/>important<text:s/>consideration<text:s/>for<text:s/>creating<text:s/>users<text:s/>is<text:s/></text:span><text:span text:style-name="T12_2">where</text:span><text:span text:style-name="T12_3"><text:s/>they<text:s/>have<text:s/>privileges<text:s/>to<text:s/>access<text:s/>the<text:s/>database<text:s/>from.<text:s/>With<text:s/>a<text:s/>database<text:s/>engine<text:s/>like<text:s/>MySQL,<text:s/>it's<text:s/>possible<text:s/>to<text:s/>connect<text:s/>directly<text:s/>to<text:s/>the<text:s/>database<text:s/>from<text:s/>a<text:s/>remote<text:s/>location.<text:s/>You<text:s/>could<text:s/>configure<text:s/>a<text:s/>user<text:s/>for<text:s/>your<text:s/>web<text:s/>application's<text:s/>database<text:s/>to<text:s/>connect<text:s/>from<text:s/>any<text:s/>host,<text:s/>so<text:s/>you<text:s/>could<text:s/>always<text:s/>work<text:s/>on<text:s/>the<text:s/>database<text:s/>from<text:s/>a<text:s/>coffee<text:s/>shop<text:s/>or<text:s/>a<text:s/>friend's<text:s/>house.<text:s/>However,<text:s/>this<text:s/>is<text:s/>another<text:s/>important<text:s/>place<text:s/>to<text:s/>limit<text:s/>privileges<text:s/>to<text:s/>the<text:s/></text:span><text:span text:style-name="T12_4">least<text:s/>amount</text:span><text:span text:style-name="T12_5"><text:s/>needed<text:s/>to<text:s/>be<text:s/>operational.<text:s/>In<text:s/>the<text:s/>above<text:s/>scenario,<text:s/>if<text:s/>an<text:s/>attacker<text:s/>gets<text:s/>the<text:s/>credentials<text:s/>for<text:s/>your<text:s/>database<text:s/>user,<text:s/>they<text:s/>could<text:s/>log<text:s/>in<text:s/>from<text:s/>their<text:s/>bedroom<text:s/>in<text:s/>their<text:s/>PJ's<text:s/>and<text:s/>start<text:s/>messing<text:s/>with<text:s/>your<text:s/>database!<text:s/>Instead<text:s/>of<text:s/>allowing<text:s/>a<text:s/>user<text:s/>to<text:s/>connect<text:s/>from<text:s/>any<text:s/>host,<text:s/>consider<text:s/>the<text:s/>only<text:s/>place<text:s/>a<text:s/>user<text:s/>should<text:s/>be<text:s/>able<text:s/>to<text:s/>connect<text:s/>from<text:s/>to<text:s/>make<text:s/>the<text:s/>database<text:s/>functional.<text:s/>In<text:s/>a<text:s/>web<text:s/>application<text:s/>scenario<text:s/></text:span><text:span text:style-name="T12_6">localhost</text:span><text:span text:style-name="T12_7"><text:s/>is<text:s/>often<text:s/>a<text:s/>good<text:s/>choice<text:s/>because<text:s/>it<text:s/>limits<text:s/>the<text:s/>user<text:s/>to<text:s/>connecting<text:s/>from<text:s/>the<text:s/>web<text:s/>server<text:s/>the<text:s/>application<text:s/>is<text:s/>running<text:s/>on.<text:s/>Now<text:s/>if<text:s/>an<text:s/>attacker<text:s/>gets<text:s/>access<text:s/>to<text:s/>your<text:s/>user's<text:s/>credentials,<text:s/>they<text:s/>would<text:s/>have<text:s/>to<text:s/>also<text:s/>gain<text:s/>shell<text:s/>access<text:s/>to<text:s/>the<text:s/>server.<text:s/>This<text:s/>presents<text:s/>an<text:s/>additional<text:s/>obstacle<text:s/>between<text:s/>them<text:s/>and<text:s/>your<text:s/>database<text:s/>that<text:s/>can<text:s/>be<text:s/>difficult<text:s/>to<text:s/>overcome<text:s/>with<text:s/>a<text:s/>properly<text:s/>configured<text:s/>server.<text:s/></text:span></text:p>
      <text:h text:style-name="P13" text:outline-level="3"><text:span text:style-name="T13_1">How<text:s/>to<text:s/>create<text:s/>a<text:s/>user<text:s/>for<text:s/>a<text:s/>specific<text:s/>host</text:span></text:h>
      <text:p text:style-name="P14"><text:span text:style-name="T14_1">In<text:s/>MySQL,<text:s/>creating<text:s/>a<text:s/>user<text:s/>for<text:s/>a<text:s/>specific<text:s/>host<text:s/>only<text:s/>requires<text:s/>one<text:s/>command<text:s/>that<text:s/>is<text:s/>fairly<text:s/>straightforward.<text:s/>For<text:s/>example:<text:s/></text:span><text:span text:style-name="T14_2">CREATE<text:s/>USER<text:s/>"MyUser"@"localhost"<text:s/>IDENTIFIED<text:s/>BY<text:s/>"MyLongAndStrongPassphrase!";</text:span><text:span text:style-name="T14_3"><text:s/>The<text:s/>above<text:s/>example<text:s/>creates<text:s/>a<text:s/>user<text:s/>called<text:s/></text:span><text:span text:style-name="T14_4">MyUser</text:span><text:span text:style-name="T14_5"><text:s/>that<text:s/>can<text:s/>only<text:s/>log<text:s/>in<text:s/>from<text:s/></text:span><text:span text:style-name="T14_6">localhost</text:span><text:span text:style-name="T14_7">.<text:s/>The<text:s/></text:span><text:span text:style-name="T14_8">IDENTIFIED<text:s/>BY</text:span><text:span text:style-name="T14_9"><text:s/>part<text:s/>tells<text:s/>the<text:s/>database<text:s/>engine<text:s/>what<text:s/>password<text:s/>the<text:s/>user<text:s/>will<text:s/>log<text:s/>in<text:s/>with.<text:s/>Be<text:s/>sure<text:s/>to<text:s/>create<text:s/>a<text:s/></text:span><text:span text:style-name="T14_10">unique</text:span><text:span text:style-name="T14_11">,<text:s/>strong<text:s/>password<text:s/>for<text:s/>this<text:s/>user.<text:s/></text:span></text:p>
      <text:h text:style-name="P15" text:outline-level="2"><text:span text:style-name="T15_1">Configuring<text:s/>user<text:s/>privileges</text:span></text:h>
      <text:h text:style-name="P16" text:outline-level="3"><text:span text:style-name="T16_1">What<text:s/>privileges<text:s/>should<text:s/>a<text:s/>user<text:s/>have?</text:span></text:h>
      <text:p text:style-name="P17"><text:span text:style-name="T17_1">Much<text:s/>like<text:s/>the<text:s/>question<text:s/>of<text:s/>"what<text:s/>hosts<text:s/>should<text:s/>I<text:s/>allow<text:s/>my<text:s/>user<text:s/>to<text:s/>connect<text:s/>to?",<text:s/>the<text:s/>question<text:s/>of<text:s/>what<text:s/>privileges<text:s/>a<text:s/>user<text:s/>should<text:s/>be<text:s/>granted<text:s/>comes<text:s/>down<text:s/>to<text:s/>the<text:s/></text:span><text:span text:style-name="T17_2">least<text:s/>amount<text:s/>of<text:s/>privileges<text:s/>needed<text:s/>for<text:s/>the<text:s/>user<text:s/>to<text:s/>do<text:s/>its<text:s/>job</text:span><text:span text:style-name="T17_3">.<text:s/>Just<text:s/>like<text:s/>it's<text:s/>easy<text:s/>to<text:s/>use<text:s/>the<text:s/>root<text:s/>user<text:s/>for<text:s/>everything,<text:s/>it's<text:s/>easy<text:s/>to<text:s/>grant<text:s/>all<text:s/>privileges<text:s/>to<text:s/>a<text:s/>user<text:s/>for<text:s/>your<text:s/>database<text:s/>so<text:s/>everything<text:s/>just<text:s/>works.<text:s/>But<text:s/>again<text:s/>consider<text:s/>the<text:s/>scenario<text:s/>where<text:s/>an<text:s/>attacker<text:s/>gains<text:s/>access<text:s/>to<text:s/>that<text:s/>user's<text:s/>credentials.<text:s/>Even<text:s/>if<text:s/>that<text:s/>user<text:s/>can<text:s/>only<text:s/>log<text:s/>into<text:s/>one<text:s/>database,<text:s/>they<text:s/>could<text:s/>drop<text:s/>tables<text:s/>or<text:s/>modify<text:s/>records<text:s/>maliciously.<text:s/>Imagine<text:s/>an<text:s/>attacker<text:s/>being<text:s/>able<text:s/>to<text:s/>modify<text:s/>the<text:s/>price<text:s/>of<text:s/>an<text:s/>expensive<text:s/>item<text:s/>in<text:s/>your<text:s/>web<text:s/>store<text:s/>to<text:s/>any<text:s/>amount<text:s/>they<text:s/>want!<text:s/>Now<text:s/>in<text:s/>that<text:s/>scenario,<text:s/>the<text:s/>only<text:s/>access<text:s/>your<text:s/>web<text:s/>store<text:s/>needs<text:s/>to<text:s/>the<text:s/>database<text:s/>is<text:s/>to<text:s/></text:span><text:span text:style-name="T17_4">SELECT</text:span><text:span text:style-name="T17_5">the<text:s/>prices<text:s/>of<text:s/>available<text:s/>items.<text:s/>Why<text:s/>give<text:s/>the<text:s/>user<text:s/>access<text:s/>to<text:s/></text:span><text:span text:style-name="T17_6">update</text:span><text:span text:style-name="T17_7"><text:s/>or<text:s/></text:span><text:span text:style-name="T17_8">delete</text:span><text:span text:style-name="T17_9"><text:s/>records<text:s/>at<text:s/>all?<text:s/>This<text:s/>is<text:s/>the<text:s/>core<text:s/>of<text:s/>the<text:s/>"Principle<text:s/>of<text:s/>Least<text:s/>Privilege".<text:s/>Only<text:s/>give<text:s/>users<text:s/>the<text:s/>minimum<text:s/>amount<text:s/>of<text:s/>privileges<text:s/>they<text:s/>need<text:s/>to<text:s/>do<text:s/>the<text:s/>job<text:s/>they<text:s/>do.<text:s/>In<text:s/>our<text:s/>web<text:s/>store<text:s/>example,<text:s/>that<text:s/>means<text:s/>they<text:s/>only<text:s/>need<text:s/>the<text:s/>ability<text:s/>to<text:s/>do<text:s/>a<text:s/></text:span><text:span text:style-name="T17_10">SELECT</text:span><text:span text:style-name="T17_11"><text:s/>on<text:s/>the<text:s/>database<text:s/>and<text:s/>nothing<text:s/>more.<text:s/></text:span></text:p>
      <text:h text:style-name="P18" text:outline-level="3"><text:span text:style-name="T18_1">How<text:s/>to<text:s/>grant<text:s/>user<text:s/>privileges<text:s/>in<text:s/>MySQL</text:span></text:h>
      <text:p text:style-name="P19"><text:span text:style-name="T19_1">In<text:s/>MySQL,<text:s/>specifying<text:s/>user<text:s/>privileges<text:s/>is<text:s/>done<text:s/>using<text:s/>the<text:s/></text:span><text:span text:style-name="T19_2">GRANT</text:span><text:span text:style-name="T19_3"><text:s/>statement.<text:s/>For<text:s/>example:<text:s/></text:span><text:span text:style-name="T19_4">GRANT<text:s/>SELECT<text:s/>ON<text:s/>MyWebStore.PRICES<text:s/>to<text:s/>"MyUser"@"localhost";</text:span><text:span text:style-name="T19_5"><text:s/>The<text:s/>first<text:s/>part<text:s/>of<text:s/>this<text:s/>command<text:s/>(the<text:s/></text:span><text:span text:style-name="T19_6">GRANT<text:s/>SELECT</text:span><text:span text:style-name="T19_7">)<text:s/>tells<text:s/>the<text:s/>engine<text:s/>that<text:s/>this<text:s/>user<text:s/>will<text:s/>get<text:s/>the<text:s/>SELECT<text:s/>privilege<text:s/>only.<text:s/>There<text:s/>are<text:s/>a<text:s/>bunch<text:s/>more,<text:s/>but<text:s/>some<text:s/>of<text:s/>the<text:s/>common<text:s/>ones<text:s/>include<text:s/></text:span><text:span text:style-name="T19_8">INSERT,<text:s/>UPDATE,<text:s/>DELETE,<text:s/>SELECT,<text:s/>DROP,<text:s/>CREATE</text:span><text:span text:style-name="T19_9">.<text:s/>The<text:s/>second<text:s/>part<text:s/>of<text:s/>this<text:s/>command<text:s/>(</text:span><text:span text:style-name="T19_10">MyWebStore.PRICES</text:span><text:span text:style-name="T19_11">)specifies<text:s/>which<text:s/>database<text:s/>and<text:s/>which<text:s/>table(s)<text:s/>the<text:s/>privileges<text:s/>will<text:s/>apply<text:s/>to.<text:s/>If<text:s/>we're<text:s/>following<text:s/>the<text:s/>"Principle<text:s/>of<text:s/>Least<text:s/>Privilege",<text:s/>this<text:s/>user<text:s/>should<text:s/>only<text:s/>be<text:s/>granted<text:s/>these<text:s/>privileges<text:s/>on<text:s/>one<text:s/>database.<text:s/>As<text:s/>for<text:s/>tables,<text:s/>you<text:s/>may<text:s/>want<text:s/>to<text:s/>specify<text:s/>one<text:s/>table<text:s/>or<text:s/>all<text:s/>tables<text:s/>in<text:s/>the<text:s/>database<text:s/>depending<text:s/>on<text:s/>your<text:s/>application.<text:s/>You<text:s/>can<text:s/>apply<text:s/>the<text:s/>privileges<text:s/>to<text:s/>all<text:s/>tables<text:s/>using<text:s/>the<text:s/></text:span><text:span text:style-name="T19_12">*</text:span><text:span text:style-name="T19_13"><text:s/>wildcard<text:s/>operator,<text:s/>like<text:s/></text:span><text:span text:style-name="T19_14">MyWebStore.*</text:span><text:span text:style-name="T19_15">.<text:s/>The<text:s/>final<text:s/>part<text:s/>of<text:s/>this<text:s/>command<text:s/>(</text:span><text:span text:style-name="T19_16">"MyUser"@"localhost"</text:span><text:span text:style-name="T19_17">)<text:s/>specifies<text:s/>which<text:s/>user<text:s/>(on<text:s/>which<text:s/>host)<text:s/>the<text:s/>privileges<text:s/>will<text:s/>apply<text:s/>to.<text:s/>There<text:s/>is<text:s/>one<text:s/>final<text:s/>step,<text:s/>and<text:s/>that's<text:s/>to<text:s/>immediately<text:s/>apply<text:s/>all<text:s/>these<text:s/>privileges.<text:s/>In<text:s/>MySQL<text:s/>the<text:s/>command<text:s/></text:span><text:span text:style-name="T19_18">FLUSH<text:s/>PRIVILEGES</text:span><text:span text:style-name="T19_19"><text:s/>immediately<text:s/>commits<text:s/>the<text:s/>changes<text:s/>to<text:s/>the<text:s/>database.<text:s/></text:span></text:p>
      <text:h text:style-name="P20" text:outline-level="2"><text:span text:style-name="T20_1">Being<text:s/>mindful</text:span></text:h>
      <text:p text:style-name="P21"><text:span text:style-name="T21_1">Applying<text:s/>the<text:s/>"Principle<text:s/>of<text:s/>Least<text:s/>Privilege"<text:s/>is<text:s/>another<text:s/>important<text:s/>methodology<text:s/>for<text:s/>securing<text:s/>MySQL<text:s/>database<text:s/>installations<text:s/>against<text:s/>attackers.<text:s/>It's<text:s/>important<text:s/>to<text:s/>be<text:s/>mindful<text:s/>of<text:s/>the<text:s/>needs<text:s/>of<text:s/>your<text:s/>application<text:s/>when<text:s/>creating<text:s/>users<text:s/>and<text:s/>granting<text:s/>privileges,<text:s/>so<text:s/>that<text:s/>each<text:s/>user<text:s/>has<text:s/>the<text:s/>minimal<text:s/>amount<text:s/>of<text:s/>access<text:s/>needed<text:s/>to<text:s/>do<text:s/>their<text:s/>job.<text:s/>By<text:s/>isolating<text:s/>users<text:s/>to<text:s/>one<text:s/>database,<text:s/>one<text:s/>or<text:s/>few<text:s/>hosts,<text:s/>with<text:s/>a<text:s/>minimal<text:s/>amount<text:s/>of<text:s/>privileges,<text:s/>we<text:s/>can<text:s/>isolate<text:s/>and<text:s/>minimize<text:s/>the<text:s/>potential<text:s/>done<text:s/>by<text:s/>an<text:s/>attacker<text:s/>that<text:s/>gains<text:s/>access<text:s/>to<text:s/>database<text:s/>user<text:s/>credentials.<text:s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Courier New" svg:font-family="Courier New"/>
    <style:font-face style:name="Times New Roman" svg:font-family="Times New Roman"/>
  </office:font-face-decls>
  <office:styles>
    <style:default-style style:family="paragraph">
      <style:paragraph-properties fo:orphans="2" fo:widows="2" style:tab-stop-distance="1.27cm"/>
      <style:text-properties style:use-window-font-color="true" fo:font-size="10pt" style:font-size-asian="10pt" style:font-size-complex="10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fo:font-size="12pt" style:font-size-asian="12pt" style:font-size-complex="12pt"/>
    </style:style>
    <style:style style:name="Heading_20_1" style:display-name="Heading 1" style:family="paragraph" style:parent-style-name="Normal" style:default-outline-level="1">
      <style:paragraph-properties fo:margin-top="0.423cm" fo:margin-bottom="0.106cm" fo:keep-with-next="always"/>
      <style:text-properties fo:font-style="normal" style:font-style-asian="normal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letter-kerning="true"/>
    </style:style>
    <style:style style:name="Heading_20_2" style:display-name="Heading 2" style:family="paragraph" style:parent-style-name="Normal" style:default-outline-level="2">
      <style:paragraph-properties fo:margin-top="0.423cm" fo:margin-bottom="0.106cm" fo:keep-with-next="always"/>
      <style:text-properties fo:font-style="normal" style:font-style-asian="normal" style:font-style-complex="italic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Heading_20_3" style:display-name="Heading 3" style:family="paragraph" style:parent-style-name="Normal" style:default-outline-level="3">
      <style:paragraph-properties fo:margin-top="0.423cm" fo:margin-bottom="0.106cm" fo:keep-with-next="always"/>
      <style:text-properties fo:font-style="normal" style:font-style-asian="normal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Heading_20_4" style:display-name="Heading 4" style:family="paragraph" style:parent-style-name="Normal" style:default-outline-level="4">
      <style:paragraph-properties fo:margin-top="0.423cm" fo:margin-bottom="0.106cm" fo:keep-with-next="always"/>
      <style:text-properties fo:font-style="normal" style:font-style-asian="normal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Heading_20_5" style:display-name="Heading 5" style:family="paragraph" style:parent-style-name="Normal" style:default-outline-level="5">
      <style:paragraph-properties fo:margin-top="0.423cm" fo:margin-bottom="0.106cm"/>
      <style:text-properties fo:font-style="normal" style:font-style-asian="normal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Heading_20_6" style:display-name="Heading 6" style:family="paragraph" style:parent-style-name="Normal" style:default-outline-level="6">
      <style:paragraph-properties fo:margin-top="0.423cm" fo:margin-bottom="0.106cm"/>
      <style:text-properties fo:font-style="normal" style:font-style-asian="normal" style:font-name="Times New Roman" fo:font-size="8pt" style:font-name-asian="Times New Roman" style:font-size-asian="8pt" style:font-name-complex="Times New Roman" style:font-size-complex="8pt" fo:font-weight="bold" style:font-weight-asian="bold" style:font-weight-complex="bold"/>
    </style:style>
    <style:style style:name="Default_20_Paragraph_20_Font" style:display-name="Default Paragraph Font" style:family="text"/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Cloud for .NET 20.11.0</meta:generator>
    <dc:title>Starting to Secure MySQL (Part 2 - Principle of Least Privilege)</dc:title>
    <meta:initial-creator/>
    <dc:creator/>
    <meta:editing-cycles>0</meta:editing-cycles>
    <meta:document-statistic meta:page-count="0" meta:paragraph-count="0" meta:row-count="0" meta:word-count="0" meta:character-count="0" meta:non-whitespace-character-count="0"/>
  </office:meta>
</office:document-meta>
</file>